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2056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a6b86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9">VILLE</text:span></text:p><text:p text:style-name="P3">ADRESSE</text:p><text:p text:style-name="P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Transmis<text:span text:style-name="T8">sion</text:span> <text:span text:style-name="T7">du dossier de permis intégré</text:span></text:p>
      <text:p text:style-name="P5"/>
      <text:p text:style-name="P11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3"><text:span text:style-name="T6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</text:span><text:span text:style-name="T6">Import depuis reference.odt</text:span></text:p>
      <text:p text:style-name="P10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1">Monsieur le Fonctionnaire technique</text:span>,</text:p>
      <text:p text:style-name="P7"/>
      <text:p text:style-name="P9">Conformément au <text:span text:style-name="T12">décret du 5 février 2015 relatif aux implantations commerciales</text:span>, nous vous prions de trouver, sous ce pli, <text:span text:style-name="T12">un</text:span> exemplaire de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2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0:52.760697660</dc:date>
    <dc:language>fr-FR</dc:language>
    <meta:editing-cycles>125</meta:editing-cycles>
    <meta:editing-duration>P1DT9H28M36S</meta:editing-duration>
    <dc:creator>bleybaert</dc:creator>
    <meta:document-statistic meta:table-count="0" meta:image-count="0" meta:object-count="0" meta:page-count="1" meta:paragraph-count="16" meta:word-count="134" meta:character-count="1077" meta:non-whitespace-character-count="983"/>
    <meta:user-defined meta:name="Info 1"/>
    <meta:user-defined meta:name="Info 2"/>
    <meta:user-defined meta:name="Info 3"/>
    <meta:user-defined meta:name="Info 4"/>
  </office:meta>
</office:document-meta>
</file>